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93in"/>
    </style:style>
    <style:style style:name="co3" style:family="table-column">
      <style:table-column-properties fo:break-before="auto" style:column-width="1.5043in"/>
    </style:style>
    <style:style style:name="co4" style:family="table-column">
      <style:table-column-properties fo:break-before="auto" style:column-width="1.1693in"/>
    </style:style>
    <style:style style:name="co5" style:family="table-column">
      <style:table-column-properties fo:break-before="auto" style:column-width="0.2043in"/>
    </style:style>
    <style:style style:name="co6" style:family="table-column">
      <style:table-column-properties fo:break-before="auto" style:column-width="0.2409in"/>
    </style:style>
    <style:style style:name="co7" style:family="table-column">
      <style:table-column-properties fo:break-before="auto" style:column-width="0.9654in"/>
    </style:style>
    <style:style style:name="co8" style:family="table-column">
      <style:table-column-properties fo:break-before="auto" style:column-width="0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2"/>
    <style:style style:name="ce5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 table:number-columns-repeated="4"/>
          <table:table-cell office:value-type="string" calcext:value-type="string">
            <text:p>Long</text:p>
          </table:table-cell>
          <table:table-cell table:number-columns-repeated="4"/>
          <table:table-cell office:value-type="string" calcext:value-type="string">
            <text:p>Shor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it price</text:p>
          </table:table-cell>
          <table:table-cell office:value-type="string" calcext:value-type="string">
            <text:p>PnL BTC</text:p>
          </table:table-cell>
          <table:table-cell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  <table:table-cell/>
          <table:table-cell office:value-type="string" calcext:value-type="string">
            <text:p>Exit price</text:p>
          </table:table-cell>
          <table:table-cell table:style-name="ce1" office:value-type="string" calcext:value-type="string">
            <text:p>PnL BTC</text:p>
          </table:table-cell>
          <table:table-cell table:style-name="ce1" office:value-type="string" calcext:value-type="string">
            <text:p>Wallet BTC</text:p>
          </table:table-cell>
          <table:table-cell office:value-type="string" calcext:value-type="string">
            <text:p>Wallet USD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(1/[.$C$4]-1/[.E4])*[.$C$6]" office:value-type="float" office:value="0.5" calcext:value-type="float">
            <text:p>0.500</text:p>
          </table:table-cell>
          <table:table-cell table:formula="of:=[.$C$9]+[.$C$10]+[.F4]" office:value-type="float" office:value="1.5" calcext:value-type="float">
            <text:p>1.500</text:p>
          </table:table-cell>
          <table:table-cell table:formula="of:=[.G4]*[.E4]" office:value-type="float" office:value="3000" calcext:value-type="float">
            <text:p>3000.00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1" table:formula="of:=-(+1/[.$C$4]-1/[.J4])*[.$C$6]" office:value-type="float" office:value="-0.5" calcext:value-type="float">
            <text:p>-0.500</text:p>
          </table:table-cell>
          <table:table-cell table:style-name="ce1" table:formula="of:=[.$C$10]+[.$C$9]+[.K4]" office:value-type="float" office:value="0.5" calcext:value-type="float">
            <text:p>0.500</text:p>
          </table:table-cell>
          <table:table-cell table:formula="of:=[.L4]*[.J4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(1/[.$C$4]-1/[.E5])*[.$C$6]" office:value-type="float" office:value="0.473684210526316" calcext:value-type="float">
            <text:p>0.474</text:p>
          </table:table-cell>
          <table:table-cell table:formula="of:=[.$C$9]+[.$C$10]+[.F5]" office:value-type="float" office:value="1.47368421052632" calcext:value-type="float">
            <text:p>1.474</text:p>
          </table:table-cell>
          <table:table-cell table:formula="of:=[.G5]*[.E5]" office:value-type="float" office:value="2800" calcext:value-type="float">
            <text:p>2800.00</text:p>
          </table:table-cell>
          <table:table-cell/>
          <table:table-cell office:value-type="float" office:value="1900" calcext:value-type="float">
            <text:p>1900</text:p>
          </table:table-cell>
          <table:table-cell table:style-name="ce1" table:formula="of:=-(+1/[.$C$4]-1/[.J5])*[.$C$6]" office:value-type="float" office:value="-0.473684210526316" calcext:value-type="float">
            <text:p>-0.474</text:p>
          </table:table-cell>
          <table:table-cell table:style-name="ce1" table:formula="of:=[.$C$10]+[.$C$9]+[.K5]" office:value-type="float" office:value="0.526315789473684" calcext:value-type="float">
            <text:p>0.526</text:p>
          </table:table-cell>
          <table:table-cell table:formula="of:=[.L5]*[.J5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Contracts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800" calcext:value-type="float">
            <text:p>1800</text:p>
          </table:table-cell>
          <table:table-cell table:formula="of:=(1/[.$C$4]-1/[.E6])*[.$C$6]" office:value-type="float" office:value="0.444444444444444" calcext:value-type="float">
            <text:p>0.444</text:p>
          </table:table-cell>
          <table:table-cell table:formula="of:=[.$C$9]+[.$C$10]+[.F6]" office:value-type="float" office:value="1.44444444444444" calcext:value-type="float">
            <text:p>1.444</text:p>
          </table:table-cell>
          <table:table-cell table:formula="of:=[.G6]*[.E6]" office:value-type="float" office:value="2600" calcext:value-type="float">
            <text:p>2600.00</text:p>
          </table:table-cell>
          <table:table-cell/>
          <table:table-cell office:value-type="float" office:value="1800" calcext:value-type="float">
            <text:p>1800</text:p>
          </table:table-cell>
          <table:table-cell table:style-name="ce1" table:formula="of:=-(+1/[.$C$4]-1/[.J6])*[.$C$6]" office:value-type="float" office:value="-0.444444444444444" calcext:value-type="float">
            <text:p>-0.444</text:p>
          </table:table-cell>
          <table:table-cell table:style-name="ce1" table:formula="of:=[.$C$10]+[.$C$9]+[.K6]" office:value-type="float" office:value="0.555555555555556" calcext:value-type="float">
            <text:p>0.556</text:p>
          </table:table-cell>
          <table:table-cell table:formula="of:=[.L6]*[.J6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Trade value BT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00" calcext:value-type="float">
            <text:p>1700</text:p>
          </table:table-cell>
          <table:table-cell table:formula="of:=(1/[.$C$4]-1/[.E7])*[.$C$6]" office:value-type="float" office:value="0.411764705882353" calcext:value-type="float">
            <text:p>0.412</text:p>
          </table:table-cell>
          <table:table-cell table:formula="of:=[.$C$9]+[.$C$10]+[.F7]" office:value-type="float" office:value="1.41176470588235" calcext:value-type="float">
            <text:p>1.412</text:p>
          </table:table-cell>
          <table:table-cell table:formula="of:=[.G7]*[.E7]" office:value-type="float" office:value="2400" calcext:value-type="float">
            <text:p>2400.00</text:p>
          </table:table-cell>
          <table:table-cell/>
          <table:table-cell office:value-type="float" office:value="1700" calcext:value-type="float">
            <text:p>1700</text:p>
          </table:table-cell>
          <table:table-cell table:style-name="ce1" table:formula="of:=-(+1/[.$C$4]-1/[.J7])*[.$C$6]" office:value-type="float" office:value="-0.411764705882353" calcext:value-type="float">
            <text:p>-0.412</text:p>
          </table:table-cell>
          <table:table-cell table:style-name="ce1" table:formula="of:=[.$C$10]+[.$C$9]+[.K7]" office:value-type="float" office:value="0.588235294117647" calcext:value-type="float">
            <text:p>0.588</text:p>
          </table:table-cell>
          <table:table-cell table:formula="of:=[.L7]*[.J7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USD</text:p>
          </table:table-cell>
          <table:table-cell table:formula="of:=[.C6]/[.C5]" office:value-type="float" office:value="1000" calcext:value-type="float">
            <text:p>1000</text:p>
          </table:table-cell>
          <table:table-cell/>
          <table:table-cell office:value-type="float" office:value="1600" calcext:value-type="float">
            <text:p>1600</text:p>
          </table:table-cell>
          <table:table-cell table:formula="of:=(1/[.$C$4]-1/[.E8])*[.$C$6]" office:value-type="float" office:value="0.375" calcext:value-type="float">
            <text:p>0.375</text:p>
          </table:table-cell>
          <table:table-cell table:formula="of:=[.$C$9]+[.$C$10]+[.F8]" office:value-type="float" office:value="1.375" calcext:value-type="float">
            <text:p>1.375</text:p>
          </table:table-cell>
          <table:table-cell table:formula="of:=[.G8]*[.E8]" office:value-type="float" office:value="2200" calcext:value-type="float">
            <text:p>2200.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" table:formula="of:=-(+1/[.$C$4]-1/[.J8])*[.$C$6]" office:value-type="float" office:value="-0.375" calcext:value-type="float">
            <text:p>-0.375</text:p>
          </table:table-cell>
          <table:table-cell table:style-name="ce1" table:formula="of:=[.$C$10]+[.$C$9]+[.K8]" office:value-type="float" office:value="0.625" calcext:value-type="float">
            <text:p>0.625</text:p>
          </table:table-cell>
          <table:table-cell table:formula="of:=[.L8]*[.J8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Invested BTC</text:p>
          </table:table-cell>
          <table:table-cell table:formula="of:=[.C8]/[.C4]" office:value-type="float" office:value="1" calcext:value-type="float">
            <text:p>1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(1/[.$C$4]-1/[.E9])*[.$C$6]" office:value-type="float" office:value="0.333333333333333" calcext:value-type="float">
            <text:p>0.333</text:p>
          </table:table-cell>
          <table:table-cell table:formula="of:=[.$C$9]+[.$C$10]+[.F9]" office:value-type="float" office:value="1.33333333333333" calcext:value-type="float">
            <text:p>1.333</text:p>
          </table:table-cell>
          <table:table-cell table:formula="of:=[.G9]*[.E9]" office:value-type="float" office:value="2000" calcext:value-type="float">
            <text:p>2000.00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1" table:formula="of:=-(+1/[.$C$4]-1/[.J9])*[.$C$6]" office:value-type="float" office:value="-0.333333333333333" calcext:value-type="float">
            <text:p>-0.333</text:p>
          </table:table-cell>
          <table:table-cell table:style-name="ce1" table:formula="of:=[.$C$10]+[.$C$9]+[.K9]" office:value-type="float" office:value="0.666666666666667" calcext:value-type="float">
            <text:p>0.667</text:p>
          </table:table-cell>
          <table:table-cell table:formula="of:=[.L9]*[.J9]" office:value-type="float" office:value="1000" calcext:value-type="float">
            <text:p>1000.00</text:p>
          </table:table-cell>
        </table:table-row>
        <table:table-row table:style-name="ro1">
          <table:table-cell/>
          <table:table-cell office:value-type="string" calcext:value-type="string">
            <text:p>Wallet BTC</text:p>
          </table:table-cell>
          <table:table-cell table:formula="of:=[.C3]-[.C8]/[.C4]" office:value-type="float" office:value="0" calcext:value-type="float">
            <text:p>0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(1/[.$C$4]-1/[.E10])*[.$C$6]" office:value-type="float" office:value="0.285714285714286" calcext:value-type="float">
            <text:p>0.286</text:p>
          </table:table-cell>
          <table:table-cell table:formula="of:=[.$C$9]+[.$C$10]+[.F10]" office:value-type="float" office:value="1.28571428571429" calcext:value-type="float">
            <text:p>1.286</text:p>
          </table:table-cell>
          <table:table-cell table:formula="of:=[.G10]*[.E10]" office:value-type="float" office:value="1800" calcext:value-type="float">
            <text:p>1800.00</text:p>
          </table:table-cell>
          <table:table-cell/>
          <table:table-cell office:value-type="float" office:value="1400" calcext:value-type="float">
            <text:p>1400</text:p>
          </table:table-cell>
          <table:table-cell table:style-name="ce1" table:formula="of:=-(+1/[.$C$4]-1/[.J10])*[.$C$6]" office:value-type="float" office:value="-0.285714285714286" calcext:value-type="float">
            <text:p>-0.286</text:p>
          </table:table-cell>
          <table:table-cell table:style-name="ce1" table:formula="of:=[.$C$10]+[.$C$9]+[.K10]" office:value-type="float" office:value="0.714285714285714" calcext:value-type="float">
            <text:p>0.714</text:p>
          </table:table-cell>
          <table:table-cell table:formula="of:=[.L10]*[.J1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300" calcext:value-type="float">
            <text:p>1300</text:p>
          </table:table-cell>
          <table:table-cell table:formula="of:=(1/[.$C$4]-1/[.E11])*[.$C$6]" office:value-type="float" office:value="0.230769230769231" calcext:value-type="float">
            <text:p>0.231</text:p>
          </table:table-cell>
          <table:table-cell table:formula="of:=[.$C$9]+[.$C$10]+[.F11]" office:value-type="float" office:value="1.23076923076923" calcext:value-type="float">
            <text:p>1.231</text:p>
          </table:table-cell>
          <table:table-cell table:formula="of:=[.G11]*[.E11]" office:value-type="float" office:value="1600" calcext:value-type="float">
            <text:p>1600.00</text:p>
          </table:table-cell>
          <table:table-cell/>
          <table:table-cell office:value-type="float" office:value="1300" calcext:value-type="float">
            <text:p>1300</text:p>
          </table:table-cell>
          <table:table-cell table:style-name="ce1" table:formula="of:=-(+1/[.$C$4]-1/[.J11])*[.$C$6]" office:value-type="float" office:value="-0.230769230769231" calcext:value-type="float">
            <text:p>-0.231</text:p>
          </table:table-cell>
          <table:table-cell table:style-name="ce1" table:formula="of:=[.$C$10]+[.$C$9]+[.K11]" office:value-type="float" office:value="0.769230769230769" calcext:value-type="float">
            <text:p>0.769</text:p>
          </table:table-cell>
          <table:table-cell table:formula="of:=[.L11]*[.J1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200" calcext:value-type="float">
            <text:p>1200</text:p>
          </table:table-cell>
          <table:table-cell table:formula="of:=(1/[.$C$4]-1/[.E12])*[.$C$6]" office:value-type="float" office:value="0.166666666666667" calcext:value-type="float">
            <text:p>0.167</text:p>
          </table:table-cell>
          <table:table-cell table:formula="of:=[.$C$9]+[.$C$10]+[.F12]" office:value-type="float" office:value="1.16666666666667" calcext:value-type="float">
            <text:p>1.167</text:p>
          </table:table-cell>
          <table:table-cell table:formula="of:=[.G12]*[.E12]" office:value-type="float" office:value="1400" calcext:value-type="float">
            <text:p>1400.00</text:p>
          </table:table-cell>
          <table:table-cell/>
          <table:table-cell office:value-type="float" office:value="1200" calcext:value-type="float">
            <text:p>1200</text:p>
          </table:table-cell>
          <table:table-cell table:style-name="ce1" table:formula="of:=-(+1/[.$C$4]-1/[.J12])*[.$C$6]" office:value-type="float" office:value="-0.166666666666667" calcext:value-type="float">
            <text:p>-0.167</text:p>
          </table:table-cell>
          <table:table-cell table:style-name="ce1" table:formula="of:=[.$C$10]+[.$C$9]+[.K12]" office:value-type="float" office:value="0.833333333333333" calcext:value-type="float">
            <text:p>0.833</text:p>
          </table:table-cell>
          <table:table-cell table:formula="of:=[.L12]*[.J1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100" calcext:value-type="float">
            <text:p>1100</text:p>
          </table:table-cell>
          <table:table-cell table:formula="of:=(1/[.$C$4]-1/[.E13])*[.$C$6]" office:value-type="float" office:value="0.0909090909090909" calcext:value-type="float">
            <text:p>0.091</text:p>
          </table:table-cell>
          <table:table-cell table:formula="of:=[.$C$9]+[.$C$10]+[.F13]" office:value-type="float" office:value="1.09090909090909" calcext:value-type="float">
            <text:p>1.091</text:p>
          </table:table-cell>
          <table:table-cell table:formula="of:=[.G13]*[.E13]" office:value-type="float" office:value="1200" calcext:value-type="float">
            <text:p>1200.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" table:formula="of:=-(+1/[.$C$4]-1/[.J13])*[.$C$6]" office:value-type="float" office:value="-0.0909090909090909" calcext:value-type="float">
            <text:p>-0.091</text:p>
          </table:table-cell>
          <table:table-cell table:style-name="ce1" table:formula="of:=[.$C$10]+[.$C$9]+[.K13]" office:value-type="float" office:value="0.909090909090909" calcext:value-type="float">
            <text:p>0.909</text:p>
          </table:table-cell>
          <table:table-cell table:formula="of:=[.L13]*[.J13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 table:formula="of:=(1/[.$C$4]-1/[.E14])*[.$C$6]" office:value-type="float" office:value="0" calcext:value-type="float">
            <text:p>0.000</text:p>
          </table:table-cell>
          <table:table-cell table:formula="of:=[.$C$9]+[.$C$10]+[.F14]" office:value-type="float" office:value="1" calcext:value-type="float">
            <text:p>1.000</text:p>
          </table:table-cell>
          <table:table-cell table:formula="of:=[.G14]*[.E14]" office:value-type="float" office:value="1000" calcext:value-type="float">
            <text:p>1000.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table:formula="of:=-(+1/[.$C$4]-1/[.J14])*[.$C$6]" office:value-type="float" office:value="-0" calcext:value-type="float">
            <text:p>0.000</text:p>
          </table:table-cell>
          <table:table-cell table:style-name="ce1" table:formula="of:=[.$C$10]+[.$C$9]+[.K14]" office:value-type="float" office:value="1" calcext:value-type="float">
            <text:p>1.000</text:p>
          </table:table-cell>
          <table:table-cell table:formula="of:=[.L14]*[.J14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900" calcext:value-type="float">
            <text:p>900</text:p>
          </table:table-cell>
          <table:table-cell table:formula="of:=(1/[.$C$4]-1/[.E15])*[.$C$6]" office:value-type="float" office:value="-0.111111111111111" calcext:value-type="float">
            <text:p>-0.111</text:p>
          </table:table-cell>
          <table:table-cell table:formula="of:=[.$C$9]+[.$C$10]+[.F15]" office:value-type="float" office:value="0.888888888888889" calcext:value-type="float">
            <text:p>0.889</text:p>
          </table:table-cell>
          <table:table-cell table:formula="of:=[.G15]*[.E15]" office:value-type="float" office:value="800" calcext:value-type="float">
            <text:p>800.00</text:p>
          </table:table-cell>
          <table:table-cell/>
          <table:table-cell office:value-type="float" office:value="900" calcext:value-type="float">
            <text:p>900</text:p>
          </table:table-cell>
          <table:table-cell table:style-name="ce1" table:formula="of:=-(+1/[.$C$4]-1/[.J15])*[.$C$6]" office:value-type="float" office:value="0.111111111111111" calcext:value-type="float">
            <text:p>0.111</text:p>
          </table:table-cell>
          <table:table-cell table:style-name="ce1" table:formula="of:=[.$C$10]+[.$C$9]+[.K15]" office:value-type="float" office:value="1.11111111111111" calcext:value-type="float">
            <text:p>1.111</text:p>
          </table:table-cell>
          <table:table-cell table:formula="of:=[.L15]*[.J15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800" calcext:value-type="float">
            <text:p>800</text:p>
          </table:table-cell>
          <table:table-cell table:formula="of:=(1/[.$C$4]-1/[.E16])*[.$C$6]" office:value-type="float" office:value="-0.25" calcext:value-type="float">
            <text:p>-0.250</text:p>
          </table:table-cell>
          <table:table-cell table:formula="of:=[.$C$9]+[.$C$10]+[.F16]" office:value-type="float" office:value="0.75" calcext:value-type="float">
            <text:p>0.750</text:p>
          </table:table-cell>
          <table:table-cell table:formula="of:=[.G16]*[.E16]" office:value-type="float" office:value="600" calcext:value-type="float">
            <text:p>600.00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1" table:formula="of:=-(+1/[.$C$4]-1/[.J16])*[.$C$6]" office:value-type="float" office:value="0.25" calcext:value-type="float">
            <text:p>0.250</text:p>
          </table:table-cell>
          <table:table-cell table:style-name="ce1" table:formula="of:=[.$C$10]+[.$C$9]+[.K16]" office:value-type="float" office:value="1.25" calcext:value-type="float">
            <text:p>1.250</text:p>
          </table:table-cell>
          <table:table-cell table:formula="of:=[.L16]*[.J16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700" calcext:value-type="float">
            <text:p>700</text:p>
          </table:table-cell>
          <table:table-cell table:formula="of:=(1/[.$C$4]-1/[.E17])*[.$C$6]" office:value-type="float" office:value="-0.428571428571429" calcext:value-type="float">
            <text:p>-0.429</text:p>
          </table:table-cell>
          <table:table-cell table:formula="of:=[.$C$9]+[.$C$10]+[.F17]" office:value-type="float" office:value="0.571428571428571" calcext:value-type="float">
            <text:p>0.571</text:p>
          </table:table-cell>
          <table:table-cell table:formula="of:=[.G17]*[.E17]" office:value-type="float" office:value="400" calcext:value-type="float">
            <text:p>400.00</text:p>
          </table:table-cell>
          <table:table-cell/>
          <table:table-cell office:value-type="float" office:value="700" calcext:value-type="float">
            <text:p>700</text:p>
          </table:table-cell>
          <table:table-cell table:style-name="ce1" table:formula="of:=-(+1/[.$C$4]-1/[.J17])*[.$C$6]" office:value-type="float" office:value="0.428571428571429" calcext:value-type="float">
            <text:p>0.429</text:p>
          </table:table-cell>
          <table:table-cell table:style-name="ce1" table:formula="of:=[.$C$10]+[.$C$9]+[.K17]" office:value-type="float" office:value="1.42857142857143" calcext:value-type="float">
            <text:p>1.429</text:p>
          </table:table-cell>
          <table:table-cell table:formula="of:=[.L17]*[.J17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600" calcext:value-type="float">
            <text:p>600</text:p>
          </table:table-cell>
          <table:table-cell table:formula="of:=(1/[.$C$4]-1/[.E18])*[.$C$6]" office:value-type="float" office:value="-0.666666666666667" calcext:value-type="float">
            <text:p>-0.667</text:p>
          </table:table-cell>
          <table:table-cell table:formula="of:=[.$C$9]+[.$C$10]+[.F18]" office:value-type="float" office:value="0.333333333333333" calcext:value-type="float">
            <text:p>0.333</text:p>
          </table:table-cell>
          <table:table-cell table:formula="of:=[.G18]*[.E18]" office:value-type="float" office:value="200" calcext:value-type="float">
            <text:p>200.00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1" table:formula="of:=-(+1/[.$C$4]-1/[.J18])*[.$C$6]" office:value-type="float" office:value="0.666666666666667" calcext:value-type="float">
            <text:p>0.667</text:p>
          </table:table-cell>
          <table:table-cell table:style-name="ce1" table:formula="of:=[.$C$10]+[.$C$9]+[.K18]" office:value-type="float" office:value="1.66666666666667" calcext:value-type="float">
            <text:p>1.667</text:p>
          </table:table-cell>
          <table:table-cell table:formula="of:=[.L18]*[.J18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 table:formula="of:=(1/[.$C$4]-1/[.E19])*[.$C$6]" office:value-type="float" office:value="-1" calcext:value-type="float">
            <text:p>-1.000</text:p>
          </table:table-cell>
          <table:table-cell table:formula="of:=[.$C$9]+[.$C$10]+[.F19]" office:value-type="float" office:value="0" calcext:value-type="float">
            <text:p>0.000</text:p>
          </table:table-cell>
          <table:table-cell table:formula="of:=[.G19]*[.E19]" office:value-type="float" office:value="0" calcext:value-type="float">
            <text:p>0.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" table:formula="of:=-(+1/[.$C$4]-1/[.J19])*[.$C$6]" office:value-type="float" office:value="1" calcext:value-type="float">
            <text:p>1.000</text:p>
          </table:table-cell>
          <table:table-cell table:style-name="ce1" table:formula="of:=[.$C$10]+[.$C$9]+[.K19]" office:value-type="float" office:value="2" calcext:value-type="float">
            <text:p>2.000</text:p>
          </table:table-cell>
          <table:table-cell table:formula="of:=[.L19]*[.J19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table:formula="of:=(1/[.$C$4]-1/[.E20])*[.$C$6]" office:value-type="float" office:value="-1.5" calcext:value-type="float">
            <text:p>-1.500</text:p>
          </table:table-cell>
          <table:table-cell table:formula="of:=[.$C$9]+[.$C$10]+[.F20]" office:value-type="float" office:value="-0.5" calcext:value-type="float">
            <text:p>-0.500</text:p>
          </table:table-cell>
          <table:table-cell table:formula="of:=[.G20]*[.E20]" office:value-type="float" office:value="-200" calcext:value-type="float">
            <text:p>-200.00</text:p>
          </table:table-cell>
          <table:table-cell/>
          <table:table-cell office:value-type="float" office:value="400" calcext:value-type="float">
            <text:p>400</text:p>
          </table:table-cell>
          <table:table-cell table:style-name="ce1" table:formula="of:=-(+1/[.$C$4]-1/[.J20])*[.$C$6]" office:value-type="float" office:value="1.5" calcext:value-type="float">
            <text:p>1.500</text:p>
          </table:table-cell>
          <table:table-cell table:style-name="ce1" table:formula="of:=[.$C$10]+[.$C$9]+[.K20]" office:value-type="float" office:value="2.5" calcext:value-type="float">
            <text:p>2.500</text:p>
          </table:table-cell>
          <table:table-cell table:formula="of:=[.L20]*[.J20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(1/[.$C$4]-1/[.E21])*[.$C$6]" office:value-type="float" office:value="-2.33333333333333" calcext:value-type="float">
            <text:p>-2.333</text:p>
          </table:table-cell>
          <table:table-cell table:formula="of:=[.$C$9]+[.$C$10]+[.F21]" office:value-type="float" office:value="-1.33333333333333" calcext:value-type="float">
            <text:p>-1.333</text:p>
          </table:table-cell>
          <table:table-cell table:formula="of:=[.G21]*[.E21]" office:value-type="float" office:value="-400" calcext:value-type="float">
            <text:p>-400.00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1" table:formula="of:=-(+1/[.$C$4]-1/[.J21])*[.$C$6]" office:value-type="float" office:value="2.33333333333333" calcext:value-type="float">
            <text:p>2.333</text:p>
          </table:table-cell>
          <table:table-cell table:style-name="ce1" table:formula="of:=[.$C$10]+[.$C$9]+[.K21]" office:value-type="float" office:value="3.33333333333333" calcext:value-type="float">
            <text:p>3.333</text:p>
          </table:table-cell>
          <table:table-cell table:formula="of:=[.L21]*[.J21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(1/[.$C$4]-1/[.E22])*[.$C$6]" office:value-type="float" office:value="-4" calcext:value-type="float">
            <text:p>-4.000</text:p>
          </table:table-cell>
          <table:table-cell table:formula="of:=[.$C$9]+[.$C$10]+[.F22]" office:value-type="float" office:value="-3" calcext:value-type="float">
            <text:p>-3.000</text:p>
          </table:table-cell>
          <table:table-cell table:formula="of:=[.G22]*[.E22]" office:value-type="float" office:value="-600" calcext:value-type="float">
            <text:p>-600.00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" table:formula="of:=-(+1/[.$C$4]-1/[.J22])*[.$C$6]" office:value-type="float" office:value="4" calcext:value-type="float">
            <text:p>4.000</text:p>
          </table:table-cell>
          <table:table-cell table:style-name="ce1" table:formula="of:=[.$C$10]+[.$C$9]+[.K22]" office:value-type="float" office:value="5" calcext:value-type="float">
            <text:p>5.000</text:p>
          </table:table-cell>
          <table:table-cell table:formula="of:=[.L22]*[.J22]" office:value-type="float" office:value="1000" calcext:value-type="float">
            <text:p>1000.00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(1/[.$C$4]-1/[.E23])*[.$C$6]" office:value-type="float" office:value="-9" calcext:value-type="float">
            <text:p>-9.000</text:p>
          </table:table-cell>
          <table:table-cell table:formula="of:=[.$C$9]+[.$C$10]+[.F23]" office:value-type="float" office:value="-8" calcext:value-type="float">
            <text:p>-8.000</text:p>
          </table:table-cell>
          <table:table-cell table:formula="of:=[.G23]*[.E23]" office:value-type="float" office:value="-800" calcext:value-type="float">
            <text:p>-800.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table:formula="of:=-(+1/[.$C$4]-1/[.J23])*[.$C$6]" office:value-type="float" office:value="9" calcext:value-type="float">
            <text:p>9.000</text:p>
          </table:table-cell>
          <table:table-cell table:style-name="ce1" table:formula="of:=[.$C$10]+[.$C$9]+[.K23]" office:value-type="float" office:value="10" calcext:value-type="float">
            <text:p>10.000</text:p>
          </table:table-cell>
          <table:table-cell table:formula="of:=[.L23]*[.J23]" office:value-type="float" office:value="1000" calcext:value-type="float">
            <text:p>1000.00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argin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wallet</text:p>
          </table:table-cell>
          <table:table-cell office:value-type="float" office:value="1" calcext:value-type="float">
            <text:p>1.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office:value-type="float" office:value="10000" calcext:value-type="float">
            <text:p>10000.00</text:p>
          </table:table-cell>
          <table:table-cell table:style-name="ce2" office:value-type="float" office:value="-10000" calcext:value-type="float">
            <text:p>-10000.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office:value-type="float" office:value="9674.92" calcext:value-type="float">
            <text:p>9674.92</text:p>
          </table:table-cell>
          <table:table-cell table:style-name="ce2" office:value-type="float" office:value="9688.98" calcext:value-type="float">
            <text:p>9688.98</text:p>
          </table:table-cell>
        </table:table-row>
        <table:table-row table:style-name="ro1">
          <table:table-cell/>
          <table:table-cell office:value-type="string" calcext:value-type="string">
            <text:p>exit price</text:p>
          </table:table-cell>
          <table:table-cell office:value-type="float" office:value="9641.85" calcext:value-type="float">
            <text:p>9641.85</text:p>
          </table:table-cell>
          <table:table-cell table:style-name="ce2" office:value-type="float" office:value="9700.02" calcext:value-type="float">
            <text:p>9700.02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office:value-type="float" office:value="100" calcext:value-type="float">
            <text:p>100.00</text:p>
          </table:table-cell>
          <table:table-cell table:style-name="ce2" office:value-type="float" office:value="2.49" calcext:value-type="float">
            <text:p>2.49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number-columns-repeated="2" table:style-name="ce5" office:value-type="float" office:value="0.075" calcext:value-type="float">
            <text:p>0.0750</text:p>
          </table:table-cell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number-columns-repeated="2" table:style-name="ce5" office:value-type="float" office:value="0.01" calcext:value-type="float">
            <text:p>0.0100</text:p>
          </table:table-cell>
        </table:table-row>
        <table:table-row table:style-name="ro1">
          <table:table-cell table:number-columns-repeated="3"/>
          <table:table-cell table:style-name="ce2"/>
        </table:table-row>
        <table:table-row table:style-name="ro1">
          <table:table-cell/>
          <table:table-cell office:value-type="string" calcext:value-type="string">
            <text:p>entry value</text:p>
          </table:table-cell>
          <table:table-cell table:style-name="ce5" table:formula="of:=[.C5]/[.C6]" office:value-type="float" office:value="1.03360027783175" calcext:value-type="float">
            <text:p>1.0336</text:p>
          </table:table-cell>
          <table:table-cell table:style-name="ce5" table:formula="of:=[.D5]/[.D6]" office:value-type="float" office:value="-1.03210038621196" calcext:value-type="float">
            <text:p>-1.0321</text:p>
          </table:table-cell>
        </table:table-row>
        <table:table-row table:style-name="ro1">
          <table:table-cell/>
          <table:table-cell office:value-type="string" calcext:value-type="string">
            <text:p>exit value</text:p>
          </table:table-cell>
          <table:table-cell table:style-name="ce5" table:formula="of:=[.C5]/[.C7]" office:value-type="float" office:value="1.03714536110809" calcext:value-type="float">
            <text:p>1.0371</text:p>
          </table:table-cell>
          <table:table-cell table:style-name="ce5" table:formula="of:=[.D5]/[.D7]" office:value-type="float" office:value="-1.03092570943153" calcext:value-type="float">
            <text:p>-1.0309</text:p>
          </table:table-cell>
        </table:table-row>
        <table:table-row table:style-name="ro1">
          <table:table-cell/>
          <table:table-cell office:value-type="string" calcext:value-type="string">
            <text:p>uPnL</text:p>
          </table:table-cell>
          <table:table-cell table:style-name="ce5" table:formula="of:=[.C13]-[.C14]" office:value-type="float" office:value="-0.00354508327633152" calcext:value-type="float">
            <text:p>-0.0035</text:p>
          </table:table-cell>
          <table:table-cell table:style-name="ce5" table:formula="of:=[.D13]-[.D14]" office:value-type="float" office:value="-0.0011746767804377" calcext:value-type="float">
            <text:p>-0.0012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5" table:formula="of:=ABS([.C13]*(1+[.C10]+[.C10])/100)" office:value-type="float" office:value="0.0118864031950652" calcext:value-type="float">
            <text:p>0.0119</text:p>
          </table:table-cell>
          <table:table-cell table:style-name="ce5" table:formula="of:=ABS((1/[.D8])*[.D13])" office:value-type="float" office:value="0.414498147073078" calcext:value-type="float">
            <text:p>0.4145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5" table:formula="of:=ABS(0.005*[.C14])" office:value-type="float" office:value="0.00518572680554043" calcext:value-type="float">
            <text:p>0.0052</text:p>
          </table:table-cell>
          <table:table-cell table:style-name="ce5" table:formula="of:=ABS(0.005*[.D14])" office:value-type="float" office:value="0.00515462854715763" calcext:value-type="float">
            <text:p>0.0052</text:p>
          </table:table-cell>
        </table:table-row>
        <table:table-row table:style-name="ro1"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office:value-type="string" calcext:value-type="string">
            <text:p>initial margin</text:p>
          </table:table-cell>
          <table:table-cell table:style-name="ce5" table:formula="of:=ABS([.C13]*(1+0.075+0.075)/100)" office:value-type="float" office:value="0.0118864031950652" calcext:value-type="float">
            <text:p>0.0119</text:p>
          </table:table-cell>
          <table:table-cell table:style-name="ce5" table:formula="of:=ABS([.D13]*(1+0.075+0.075)/100)" office:value-type="float" office:value="0.0118691544414376" calcext:value-type="float">
            <text:p>0.0119</text:p>
          </table:table-cell>
        </table:table-row>
        <table:table-row table:style-name="ro1">
          <table:table-cell/>
          <table:table-cell office:value-type="string" calcext:value-type="string">
            <text:p>maintenance margin</text:p>
          </table:table-cell>
          <table:table-cell table:style-name="ce5" table:formula="of:=ABS([.C14]*(0.5+0.075+[.C24])/100)" office:value-type="float" office:value="0.0059646229717326" calcext:value-type="float">
            <text:p>0.0060</text:p>
          </table:table-cell>
          <table:table-cell table:style-name="ce5" table:formula="of:=ABS([.D14]*(0.5+0.075+0.01)/100)" office:value-type="float" office:value="0.00603091540017443" calcext:value-type="float">
            <text:p>0.0060</text:p>
          </table:table-cell>
        </table:table-row>
        <table:table-row table:style-name="ro1">
          <table:table-cell/>
          <table:table-cell office:value-type="string" calcext:value-type="string">
            <text:p>position margin</text:p>
          </table:table-cell>
          <table:table-cell table:style-name="ce5" table:formula="of:=ABS([.C13]/[.C8]+[.C15])" office:value-type="float" office:value="0.00679091950198603" calcext:value-type="float">
            <text:p>0.0068</text:p>
          </table:table-cell>
          <table:table-cell table:style-name="ce5" table:formula="of:=ABS([.D13]/[.D8]+[.D15])" office:value-type="float" office:value="0.415672823853516" calcext:value-type="float">
            <text:p>0.4157</text:p>
          </table:table-cell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funding rate</text:p>
          </table:table-cell>
          <table:table-cell table:style-name="ce5" office:value-type="float" office:value="0.0001" calcext:value-type="float">
            <text:p>0.0001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</table:table-row>
        <table:table-row table:style-name="ro1">
          <table:table-cell/>
          <table:table-cell office:value-type="string" calcext:value-type="string">
            <text:p>minimum margin</text:p>
          </table:table-cell>
          <table:table-cell table:style-name="ce5" table:formula="of:=[.C4]*(1-([.C18] + [.C24]))" office:value-type="float" office:value="0.99471427319446" calcext:value-type="float">
            <text:p>0.99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quidation price</text:p>
          </table:table-cell>
          <table:table-cell table:style-name="ce5" table:formula="of:=(1 / 1 / [.D6] + [.C26] / [.C5])" office:value-type="float" office:value="0.000202681465940642" calcext:value-type="float">
            <text:p>0.0002</text:p>
          </table:table-cell>
          <table:table-cell/>
        </table:table-row>
        <table:table-row table:style-name="ro1" table:number-rows-repeated="4">
          <table:table-cell table:number-columns-repeated="2"/>
          <table:table-cell table:style-name="ce5"/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191" calcext:value-type="float">
            <text:p>0.0191</text:p>
          </table:table-cell>
          <table:table-cell table:style-name="ce5" office:value-type="float" office:value="0.2048" calcext:value-type="float">
            <text:p>0.204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quantity</text:p>
          </table:table-cell>
          <table:table-cell table:style-name="ce5" office:value-type="float" office:value="241200" calcext:value-type="float">
            <text:p>241200.0000</text:p>
          </table:table-cell>
          <table:table-cell table:style-name="ce5" office:value-type="float" office:value="8500" calcext:value-type="float">
            <text:p>8500.0000</text:p>
          </table:table-cell>
        </table:table-row>
        <table:table-row table:style-name="ro1">
          <table:table-cell/>
          <table:table-cell office:value-type="string" calcext:value-type="string">
            <text:p>entry price</text:p>
          </table:table-cell>
          <table:table-cell table:number-columns-repeated="2" table:style-name="ce5" office:value-type="float" office:value="6000" calcext:value-type="float">
            <text:p>6000.0000</text:p>
          </table:table-cell>
        </table:table-row>
        <table:table-row table:style-name="ro1">
          <table:table-cell/>
          <table:table-cell office:value-type="string" calcext:value-type="string">
            <text:p>leverage</text:p>
          </table:table-cell>
          <table:table-cell table:number-columns-repeated="2" table:style-name="ce5" office:value-type="float" office:value="100" calcext:value-type="float">
            <text:p>100.0000</text:p>
          </table:table-cell>
        </table:table-row>
        <table:table-row table:style-name="ro1" table:number-rows-repeated="2">
          <table:table-cell table:number-columns-repeated="2"/>
          <table:table-cell table:style-name="ce5" table:number-columns-repeated="2"/>
        </table:table-row>
        <table:table-row table:style-name="ro1">
          <table:table-cell/>
          <table:table-cell office:value-type="string" calcext:value-type="string">
            <text:p>margin</text:p>
          </table:table-cell>
          <table:table-cell table:style-name="ce5" table:formula="of:=[.C40]/[.C41]/[.C42]" office:value-type="float" office:value="0.402" calcext:value-type="float">
            <text:p>0.4020</text:p>
          </table:table-cell>
          <table:table-cell table:style-name="ce5" table:formula="of:=[.D40]/[.D41]/[.D42]" office:value-type="float" office:value="0.0141666666666667" calcext:value-type="float">
            <text:p>0.0142</text:p>
          </table:table-cell>
        </table:table-row>
        <table:table-row table:style-name="ro1">
          <table:table-cell/>
          <table:table-cell office:value-type="string" calcext:value-type="string">
            <text:p>taker fee</text:p>
          </table:table-cell>
          <table:table-cell table:style-name="ce5" table:formula="of:=[.C40]/[.C41]*0.00075" office:value-type="float" office:value="0.03015" calcext:value-type="float">
            <text:p>0.0302</text:p>
          </table:table-cell>
          <table:table-cell table:style-name="ce5" table:formula="of:=[.D40]/[.D41]*0.00075" office:value-type="float" office:value="0.0010625" calcext:value-type="float">
            <text:p>0.0011</text:p>
          </table:table-cell>
        </table:table-row>
        <table:table-row table:style-name="ro1">
          <table:table-cell table:number-columns-repeated="2"/>
          <table:table-cell table:style-name="ce5" table:formula="of:=[.C45]+[.C46]" office:value-type="float" office:value="0.43215" calcext:value-type="float">
            <text:p>0.4322</text:p>
          </table:table-cell>
          <table:table-cell table:style-name="ce5" table:formula="of:=[.D45]+[.D46]" office:value-type="float" office:value="0.0152291666666667" calcext:value-type="float">
            <text:p>0.0152</text:p>
          </table:table-cell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bservations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ntervals</text:p>
          </table:table-cell>
          <table:table-cell table:style-name="Default" office:value-type="string" calcext:value-type="string">
            <text:p>observa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d</text:p>
          </table:table-cell>
          <table:table-cell office:value-type="float" office:value="8640" calcext:value-type="float">
            <text:p>8640</text:p>
          </table:table-cell>
          <table:table-cell table:style-name="Default" office:value-type="float" office:value="8513" calcext:value-type="float">
            <text:p>8513</text:p>
          </table:table-cell>
          <table:table-cell table:formula="of:=[.C4]-[.D4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d</text:p>
          </table:table-cell>
          <table:table-cell office:value-type="float" office:value="17280" calcext:value-type="float">
            <text:p>17280</text:p>
          </table:table-cell>
          <table:table-cell table:style-name="Default" office:value-type="float" office:value="17153" calcext:value-type="float">
            <text:p>17153</text:p>
          </table:table-cell>
          <table:table-cell table:formula="of:=[.C5]-[.D5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1d</text:p>
          </table:table-cell>
          <table:table-cell office:value-type="float" office:value="259200" calcext:value-type="float">
            <text:p>259200</text:p>
          </table:table-cell>
          <table:table-cell table:style-name="Default" office:value-type="float" office:value="259073" calcext:value-type="float">
            <text:p>259073</text:p>
          </table:table-cell>
          <table:table-cell table:formula="of:=[.C6]-[.D6]" office:value-type="float" office:value="127" calcext:value-type="float">
            <text:p>12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m</text:p>
          </table:table-cell>
          <table:table-cell office:value-type="float" office:value="2116800" calcext:value-type="float">
            <text:p>2116800</text:p>
          </table:table-cell>
          <table:table-cell table:style-name="Default" office:value-type="float" office:value="2116673" calcext:value-type="float">
            <text:p>2116673</text:p>
          </table:table-cell>
          <table:table-cell table:formula="of:=[.C7]-[.D7]" office:value-type="float" office:value="127" calcext:value-type="float">
            <text:p>127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rvals</text:p>
          </table:table-cell>
          <table:table-cell office:value-type="float" office:value="2116800" calcext:value-type="float">
            <text:p>2116800</text:p>
          </table:table-cell>
          <table:table-cell table:style-name="Default" table:formula="of:=[.C11]/6/60/24" office:value-type="float" office:value="245" calcext:value-type="float">
            <text:p>245</text:p>
          </table:table-cell>
          <table:table-cell table:formula="of:=[.D11]/30.5" office:value-type="float" office:value="8.0327868852459" calcext:value-type="float">
            <text:p>8.03278688524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office:value-type="float" office:value="1485952" calcext:value-type="float">
            <text:p>1485952</text:p>
          </table:table-cell>
          <table:table-cell table:style-name="Default" table:formula="of:=[.C12]/6/60/24" office:value-type="float" office:value="171.985185185185" calcext:value-type="float">
            <text:p>171.985185185185</text:p>
          </table:table-cell>
          <table:table-cell table:formula="of:=[.D12]/30.5" office:value-type="float" office:value="5.63885853066181" calcext:value-type="float">
            <text:p>5.63885853066181</text:p>
          </table:table-cell>
          <table:table-cell/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rder position" table:style-name="ta1">
        <table:shapes>
          <draw:frame draw:z-index="0" draw:style-name="gr1" draw:text-style-name="P1" svg:width="12.802in" svg:height="7.1933in" svg:x="3.6598in" svg:y="0.2453in">
            <draw:object draw:notify-on-update-of-ranges="'Order position'.B2:'Order position'.B42 'Order position'.C2:'Order position'.C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0" calcext:value-type="float">
            <text:p>0</text:p>
          </table:table-cell>
          <table:table-cell table:formula="of:=MAX(0.5; (([.$A$2]/100)^(5*(1-[.B2])/4-0.25)-1))" office:value-type="float" office:value="85.8" calcext:value-type="float">
            <text:p>85.8</text:p>
          </table:table-cell>
        </table:table-row>
        <table:table-row table:style-name="ro1">
          <table:table-cell/>
          <table:table-cell office:value-type="float" office:value="0.025" calcext:value-type="float">
            <text:p>0.025</text:p>
          </table:table-cell>
          <table:table-cell table:formula="of:=MAX(0.5; (([.$A$2]/100)^(5*(1-[.B3])/4-0.25)-1))" office:value-type="float" office:value="74.4989625226894" calcext:value-type="float">
            <text:p>74.4989625226894</text:p>
          </table:table-cell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table:formula="of:=MAX(0.5; (([.$A$2]/100)^(5*(1-[.B4])/4-0.25)-1))" office:value-type="float" office:value="64.6692781336689" calcext:value-type="float">
            <text:p>64.6692781336689</text:p>
          </table:table-cell>
        </table:table-row>
        <table:table-row table:style-name="ro1">
          <table:table-cell/>
          <table:table-cell office:value-type="float" office:value="0.075" calcext:value-type="float">
            <text:p>0.075</text:p>
          </table:table-cell>
          <table:table-cell table:formula="of:=MAX(0.5; (([.$A$2]/100)^(5*(1-[.B5])/4-0.25)-1))" office:value-type="float" office:value="56.1193821279486" calcext:value-type="float">
            <text:p>56.1193821279486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MAX(0.5; (([.$A$2]/100)^(5*(1-[.B6])/4-0.25)-1))" office:value-type="float" office:value="48.6826508133314" calcext:value-type="float">
            <text:p>48.6826508133314</text:p>
          </table:table-cell>
        </table:table-row>
        <table:table-row table:style-name="ro1">
          <table:table-cell/>
          <table:table-cell office:value-type="float" office:value="0.125" calcext:value-type="float">
            <text:p>0.125</text:p>
          </table:table-cell>
          <table:table-cell table:formula="of:=MAX(0.5; (([.$A$2]/100)^(5*(1-[.B7])/4-0.25)-1))" office:value-type="float" office:value="42.2141542832209" calcext:value-type="float">
            <text:p>42.2141542832209</text:p>
          </table:table-cell>
        </table:table-row>
        <table:table-row table:style-name="ro1">
          <table:table-cell/>
          <table:table-cell office:value-type="float" office:value="0.15" calcext:value-type="float">
            <text:p>0.15</text:p>
          </table:table-cell>
          <table:table-cell table:formula="of:=MAX(0.5; (([.$A$2]/100)^(5*(1-[.B8])/4-0.25)-1))" office:value-type="float" office:value="36.5878319663434" calcext:value-type="float">
            <text:p>36.5878319663434</text:p>
          </table:table-cell>
        </table:table-row>
        <table:table-row table:style-name="ro1">
          <table:table-cell/>
          <table:table-cell office:value-type="float" office:value="0.175" calcext:value-type="float">
            <text:p>0.175</text:p>
          </table:table-cell>
          <table:table-cell table:formula="of:=MAX(0.5; (([.$A$2]/100)^(5*(1-[.B9])/4-0.25)-1))" office:value-type="float" office:value="31.6940359094022" calcext:value-type="float">
            <text:p>31.6940359094022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MAX(0.5; (([.$A$2]/100)^(5*(1-[.B10])/4-0.25)-1))" office:value-type="float" office:value="27.4373939152006" calcext:value-type="float">
            <text:p>27.4373939152006</text:p>
          </table:table-cell>
        </table:table-row>
        <table:table-row table:style-name="ro1">
          <table:table-cell/>
          <table:table-cell office:value-type="float" office:value="0.225" calcext:value-type="float">
            <text:p>0.225</text:p>
          </table:table-cell>
          <table:table-cell table:formula="of:=MAX(0.5; (([.$A$2]/100)^(5*(1-[.B11])/4-0.25)-1))" office:value-type="float" office:value="23.734950892243" calcext:value-type="float">
            <text:p>23.734950892243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table:formula="of:=MAX(0.5; (([.$A$2]/100)^(5*(1-[.B12])/4-0.25)-1))" office:value-type="float" office:value="20.5145521937098" calcext:value-type="float">
            <text:p>20.5145521937098</text:p>
          </table:table-cell>
        </table:table-row>
        <table:table-row table:style-name="ro1">
          <table:table-cell/>
          <table:table-cell office:value-type="float" office:value="0.275" calcext:value-type="float">
            <text:p>0.275</text:p>
          </table:table-cell>
          <table:table-cell table:formula="of:=MAX(0.5; (([.$A$2]/100)^(5*(1-[.B13])/4-0.25)-1))" office:value-type="float" office:value="17.7134374396929" calcext:value-type="float">
            <text:p>17.7134374396929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MAX(0.5; (([.$A$2]/100)^(5*(1-[.B14])/4-0.25)-1))" office:value-type="float" office:value="15.2770174185492" calcext:value-type="float">
            <text:p>15.2770174185492</text:p>
          </table:table-cell>
        </table:table-row>
        <table:table-row table:style-name="ro1">
          <table:table-cell/>
          <table:table-cell office:value-type="float" office:value="0.325" calcext:value-type="float">
            <text:p>0.325</text:p>
          </table:table-cell>
          <table:table-cell table:formula="of:=MAX(0.5; (([.$A$2]/100)^(5*(1-[.B15])/4-0.25)-1))" office:value-type="float" office:value="13.1578102311545" calcext:value-type="float">
            <text:p>13.157810231154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table:formula="of:=MAX(0.5; (([.$A$2]/100)^(5*(1-[.B16])/4-0.25)-1))" office:value-type="float" office:value="11.3145159452221" calcext:value-type="float">
            <text:p>11.3145159452221</text:p>
          </table:table-cell>
        </table:table-row>
        <table:table-row table:style-name="ro1">
          <table:table-cell/>
          <table:table-cell office:value-type="float" office:value="0.375" calcext:value-type="float">
            <text:p>0.375</text:p>
          </table:table-cell>
          <table:table-cell table:formula="of:=MAX(0.5; (([.$A$2]/100)^(5*(1-[.B17])/4-0.25)-1))" office:value-type="float" office:value="9.71121172619107" calcext:value-type="float">
            <text:p>9.71121172619107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MAX(0.5; (([.$A$2]/100)^(5*(1-[.B18])/4-0.25)-1))" office:value-type="float" office:value="8.31665175908169" calcext:value-type="float">
            <text:p>8.31665175908169</text:p>
          </table:table-cell>
        </table:table-row>
        <table:table-row table:style-name="ro1">
          <table:table-cell/>
          <table:table-cell office:value-type="float" office:value="0.425" calcext:value-type="float">
            <text:p>0.425</text:p>
          </table:table-cell>
          <table:table-cell table:formula="of:=MAX(0.5; (([.$A$2]/100)^(5*(1-[.B19])/4-0.25)-1))" office:value-type="float" office:value="7.10365831792462" calcext:value-type="float">
            <text:p>7.10365831792462</text:p>
          </table:table-cell>
        </table:table-row>
        <table:table-row table:style-name="ro1">
          <table:table-cell/>
          <table:table-cell office:value-type="float" office:value="0.45" calcext:value-type="float">
            <text:p>0.45</text:p>
          </table:table-cell>
          <table:table-cell table:formula="of:=MAX(0.5; (([.$A$2]/100)^(5*(1-[.B20])/4-0.25)-1))" office:value-type="float" office:value="6.04859211568746" calcext:value-type="float">
            <text:p>6.04859211568746</text:p>
          </table:table-cell>
        </table:table-row>
        <table:table-row table:style-name="ro1">
          <table:table-cell/>
          <table:table-cell office:value-type="float" office:value="0.475" calcext:value-type="float">
            <text:p>0.475</text:p>
          </table:table-cell>
          <table:table-cell table:formula="of:=MAX(0.5; (([.$A$2]/100)^(5*(1-[.B21])/4-0.25)-1))" office:value-type="float" office:value="5.13089161267294" calcext:value-type="float">
            <text:p>5.1308916126729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MAX(0.5; (([.$A$2]/100)^(5*(1-[.B22])/4-0.25)-1))" office:value-type="float" office:value="4.3326723052519" calcext:value-type="float">
            <text:p>4.3326723052519</text:p>
          </table:table-cell>
        </table:table-row>
        <table:table-row table:style-name="ro1">
          <table:table-cell/>
          <table:table-cell office:value-type="float" office:value="0.525" calcext:value-type="float">
            <text:p>0.525</text:p>
          </table:table-cell>
          <table:table-cell table:formula="of:=MAX(0.5; (([.$A$2]/100)^(5*(1-[.B23])/4-0.25)-1))" office:value-type="float" office:value="3.63837818571425" calcext:value-type="float">
            <text:p>3.63837818571425</text:p>
          </table:table-cell>
        </table:table-row>
        <table:table-row table:style-name="ro1">
          <table:table-cell/>
          <table:table-cell office:value-type="float" office:value="0.55" calcext:value-type="float">
            <text:p>0.55</text:p>
          </table:table-cell>
          <table:table-cell table:formula="of:=MAX(0.5; (([.$A$2]/100)^(5*(1-[.B24])/4-0.25)-1))" office:value-type="float" office:value="3.03447858075231" calcext:value-type="float">
            <text:p>3.03447858075231</text:p>
          </table:table-cell>
        </table:table-row>
        <table:table-row table:style-name="ro1">
          <table:table-cell/>
          <table:table-cell office:value-type="float" office:value="0.575" calcext:value-type="float">
            <text:p>0.575</text:p>
          </table:table-cell>
          <table:table-cell table:formula="of:=MAX(0.5; (([.$A$2]/100)^(5*(1-[.B25])/4-0.25)-1))" office:value-type="float" office:value="2.50920446044714" calcext:value-type="float">
            <text:p>2.5092044604471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MAX(0.5; (([.$A$2]/100)^(5*(1-[.B26])/4-0.25)-1))" office:value-type="float" office:value="2.05231907884508" calcext:value-type="float">
            <text:p>2.05231907884508</text:p>
          </table:table-cell>
        </table:table-row>
        <table:table-row table:style-name="ro1">
          <table:table-cell/>
          <table:table-cell office:value-type="float" office:value="0.625" calcext:value-type="float">
            <text:p>0.625</text:p>
          </table:table-cell>
          <table:table-cell table:formula="of:=MAX(0.5; (([.$A$2]/100)^(5*(1-[.B27])/4-0.25)-1))" office:value-type="float" office:value="1.65491847627897" calcext:value-type="float">
            <text:p>1.65491847627897</text:p>
          </table:table-cell>
        </table:table-row>
        <table:table-row table:style-name="ro1">
          <table:table-cell/>
          <table:table-cell office:value-type="float" office:value="0.65" calcext:value-type="float">
            <text:p>0.65</text:p>
          </table:table-cell>
          <table:table-cell table:formula="of:=MAX(0.5; (([.$A$2]/100)^(5*(1-[.B28])/4-0.25)-1))" office:value-type="float" office:value="1.30925795554587" calcext:value-type="float">
            <text:p>1.30925795554587</text:p>
          </table:table-cell>
        </table:table-row>
        <table:table-row table:style-name="ro1">
          <table:table-cell/>
          <table:table-cell office:value-type="float" office:value="0.675" calcext:value-type="float">
            <text:p>0.675</text:p>
          </table:table-cell>
          <table:table-cell table:formula="of:=MAX(0.5; (([.$A$2]/100)^(5*(1-[.B29])/4-0.25)-1))" office:value-type="float" office:value="1.00860115024171" calcext:value-type="float">
            <text:p>1.00860115024171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MAX(0.5; (([.$A$2]/100)^(5*(1-[.B30])/4-0.25)-1))" office:value-type="float" office:value="0.747088743837897" calcext:value-type="float">
            <text:p>0.747088743837897</text:p>
          </table:table-cell>
        </table:table-row>
        <table:table-row table:style-name="ro1">
          <table:table-cell/>
          <table:table-cell office:value-type="float" office:value="0.725" calcext:value-type="float">
            <text:p>0.725</text:p>
          </table:table-cell>
          <table:table-cell table:formula="of:=MAX(0.5; (([.$A$2]/100)^(5*(1-[.B31])/4-0.25)-1))" office:value-type="float" office:value="0.519624281046428" calcext:value-type="float">
            <text:p>0.519624281046428</text:p>
          </table:table-cell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table:formula="of:=MAX(0.5; (([.$A$2]/100)^(5*(1-[.B32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775" calcext:value-type="float">
            <text:p>0.775</text:p>
          </table:table-cell>
          <table:table-cell table:formula="of:=MAX(0.5; (([.$A$2]/100)^(5*(1-[.B33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MAX(0.5; (([.$A$2]/100)^(5*(1-[.B34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25" calcext:value-type="float">
            <text:p>0.825</text:p>
          </table:table-cell>
          <table:table-cell table:formula="of:=MAX(0.5; (([.$A$2]/100)^(5*(1-[.B35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5" calcext:value-type="float">
            <text:p>0.85</text:p>
          </table:table-cell>
          <table:table-cell table:formula="of:=MAX(0.5; (([.$A$2]/100)^(5*(1-[.B36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875" calcext:value-type="float">
            <text:p>0.875</text:p>
          </table:table-cell>
          <table:table-cell table:formula="of:=MAX(0.5; (([.$A$2]/100)^(5*(1-[.B37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MAX(0.5; (([.$A$2]/100)^(5*(1-[.B38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25" calcext:value-type="float">
            <text:p>0.925</text:p>
          </table:table-cell>
          <table:table-cell table:formula="of:=MAX(0.5; (([.$A$2]/100)^(5*(1-[.B39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5" calcext:value-type="float">
            <text:p>0.95</text:p>
          </table:table-cell>
          <table:table-cell table:formula="of:=MAX(0.5; (([.$A$2]/100)^(5*(1-[.B40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0.975" calcext:value-type="float">
            <text:p>0.975</text:p>
          </table:table-cell>
          <table:table-cell table:formula="of:=MAX(0.5; (([.$A$2]/100)^(5*(1-[.B41])/4-0.25)-1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MAX(0.5; (([.$A$2]/100)^(5*(1-[.B42])/4-0.25)-1))" office:value-type="float" office:value="0.5" calcext:value-type="float">
            <text:p>0.5</text:p>
          </table:table-cell>
        </table:table-row>
      </table:table>
      <table:table table:name="Order size" table:style-name="ta1">
        <table:shapes>
          <draw:frame draw:z-index="0" draw:style-name="gr1" draw:text-style-name="P1" svg:width="12.7697in" svg:height="7.1827in" svg:x="2.4929in" svg:y="0.3949in">
            <draw:object draw:notify-on-update-of-ranges="'Order size'.C3:'Order size'.C43 'Order size'.D3:'Order size'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4" table:default-cell-style-name="Default"/>
        <table:table-column table:style-name="co8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MAX(0; ([.C3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25" calcext:value-type="float">
            <text:p>0.025</text:p>
          </table:table-cell>
          <table:table-cell table:formula="of:=MAX(0; ([.C4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table:formula="of:=MAX(0; ([.C5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075" calcext:value-type="float">
            <text:p>0.075</text:p>
          </table:table-cell>
          <table:table-cell table:formula="of:=MAX(0; ([.C6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formula="of:=MAX(0; ([.C7]-0.1)/(1-0.1))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25" calcext:value-type="float">
            <text:p>0.125</text:p>
          </table:table-cell>
          <table:table-cell table:formula="of:=MAX(0; ([.C8]-0.1)/(1-0.1))" office:value-type="float" office:value="0.0277777777777778" calcext:value-type="float">
            <text:p>0.02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table:formula="of:=MAX(0; ([.C9]-0.1)/(1-0.1))" office:value-type="float" office:value="0.0555555555555556" calcext:value-type="float">
            <text:p>0.05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175" calcext:value-type="float">
            <text:p>0.175</text:p>
          </table:table-cell>
          <table:table-cell table:formula="of:=MAX(0; ([.C10]-0.1)/(1-0.1))" office:value-type="float" office:value="0.0833333333333333" calcext:value-type="float">
            <text:p>0.08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formula="of:=MAX(0; ([.C11]-0.1)/(1-0.1))" office:value-type="float" office:value="0.111111111111111" calcext:value-type="float">
            <text:p>0.11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25" calcext:value-type="float">
            <text:p>0.225</text:p>
          </table:table-cell>
          <table:table-cell table:formula="of:=MAX(0; ([.C12]-0.1)/(1-0.1))" office:value-type="float" office:value="0.138888888888889" calcext:value-type="float">
            <text:p>0.13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table:formula="of:=MAX(0; ([.C13]-0.1)/(1-0.1))" office:value-type="float" office:value="0.166666666666667" calcext:value-type="float">
            <text:p>0.16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275" calcext:value-type="float">
            <text:p>0.275</text:p>
          </table:table-cell>
          <table:table-cell table:formula="of:=MAX(0; ([.C14]-0.1)/(1-0.1))" office:value-type="float" office:value="0.194444444444444" calcext:value-type="float">
            <text:p>0.19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formula="of:=MAX(0; ([.C15]-0.1)/(1-0.1))" office:value-type="float" office:value="0.222222222222222" calcext:value-type="float">
            <text:p>0.22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25" calcext:value-type="float">
            <text:p>0.325</text:p>
          </table:table-cell>
          <table:table-cell table:formula="of:=MAX(0; ([.C16]-0.1)/(1-0.1))" office:value-type="float" office:value="0.25" calcext:value-type="float">
            <text:p>0.2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5" calcext:value-type="float">
            <text:p>0.35</text:p>
          </table:table-cell>
          <table:table-cell table:formula="of:=MAX(0; ([.C17]-0.1)/(1-0.1))" office:value-type="float" office:value="0.277777777777778" calcext:value-type="float">
            <text:p>0.27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375" calcext:value-type="float">
            <text:p>0.375</text:p>
          </table:table-cell>
          <table:table-cell table:formula="of:=MAX(0; ([.C18]-0.1)/(1-0.1))" office:value-type="float" office:value="0.305555555555556" calcext:value-type="float">
            <text:p>0.30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formula="of:=MAX(0; ([.C19]-0.1)/(1-0.1))" office:value-type="float" office:value="0.333333333333333" calcext:value-type="float">
            <text:p>0.33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25" calcext:value-type="float">
            <text:p>0.425</text:p>
          </table:table-cell>
          <table:table-cell table:formula="of:=MAX(0; ([.C20]-0.1)/(1-0.1))" office:value-type="float" office:value="0.361111111111111" calcext:value-type="float">
            <text:p>0.36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5" calcext:value-type="float">
            <text:p>0.45</text:p>
          </table:table-cell>
          <table:table-cell table:formula="of:=MAX(0; ([.C21]-0.1)/(1-0.1))" office:value-type="float" office:value="0.388888888888889" calcext:value-type="float">
            <text:p>0.38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475" calcext:value-type="float">
            <text:p>0.475</text:p>
          </table:table-cell>
          <table:table-cell table:formula="of:=MAX(0; ([.C22]-0.1)/(1-0.1))" office:value-type="float" office:value="0.416666666666667" calcext:value-type="float">
            <text:p>0.41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formula="of:=MAX(0; ([.C23]-0.1)/(1-0.1))" office:value-type="float" office:value="0.444444444444444" calcext:value-type="float">
            <text:p>0.44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25" calcext:value-type="float">
            <text:p>0.525</text:p>
          </table:table-cell>
          <table:table-cell table:formula="of:=MAX(0; ([.C24]-0.1)/(1-0.1))" office:value-type="float" office:value="0.472222222222222" calcext:value-type="float">
            <text:p>0.47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5" calcext:value-type="float">
            <text:p>0.55</text:p>
          </table:table-cell>
          <table:table-cell table:formula="of:=MAX(0; ([.C25]-0.1)/(1-0.1))"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575" calcext:value-type="float">
            <text:p>0.575</text:p>
          </table:table-cell>
          <table:table-cell table:formula="of:=MAX(0; ([.C26]-0.1)/(1-0.1))" office:value-type="float" office:value="0.527777777777778" calcext:value-type="float">
            <text:p>0.52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formula="of:=MAX(0; ([.C27]-0.1)/(1-0.1))" office:value-type="float" office:value="0.555555555555556" calcext:value-type="float">
            <text:p>0.55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25" calcext:value-type="float">
            <text:p>0.625</text:p>
          </table:table-cell>
          <table:table-cell table:formula="of:=MAX(0; ([.C28]-0.1)/(1-0.1))" office:value-type="float" office:value="0.583333333333333" calcext:value-type="float">
            <text:p>0.58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5" calcext:value-type="float">
            <text:p>0.65</text:p>
          </table:table-cell>
          <table:table-cell table:formula="of:=MAX(0; ([.C29]-0.1)/(1-0.1))" office:value-type="float" office:value="0.611111111111111" calcext:value-type="float">
            <text:p>0.61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675" calcext:value-type="float">
            <text:p>0.675</text:p>
          </table:table-cell>
          <table:table-cell table:formula="of:=MAX(0; ([.C30]-0.1)/(1-0.1))" office:value-type="float" office:value="0.638888888888889" calcext:value-type="float">
            <text:p>0.63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formula="of:=MAX(0; ([.C31]-0.1)/(1-0.1))" office:value-type="float" office:value="0.666666666666667" calcext:value-type="float">
            <text:p>0.66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25" calcext:value-type="float">
            <text:p>0.725</text:p>
          </table:table-cell>
          <table:table-cell table:formula="of:=MAX(0; ([.C32]-0.1)/(1-0.1))" office:value-type="float" office:value="0.694444444444444" calcext:value-type="float">
            <text:p>0.69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table:formula="of:=MAX(0; ([.C33]-0.1)/(1-0.1))" office:value-type="float" office:value="0.722222222222222" calcext:value-type="float">
            <text:p>0.72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775" calcext:value-type="float">
            <text:p>0.775</text:p>
          </table:table-cell>
          <table:table-cell table:formula="of:=MAX(0; ([.C34]-0.1)/(1-0.1))" office:value-type="float" office:value="0.75" calcext:value-type="float">
            <text:p>0.75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formula="of:=MAX(0; ([.C35]-0.1)/(1-0.1))" office:value-type="float" office:value="0.777777777777778" calcext:value-type="float">
            <text:p>0.777777777777778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25" calcext:value-type="float">
            <text:p>0.825</text:p>
          </table:table-cell>
          <table:table-cell table:formula="of:=MAX(0; ([.C36]-0.1)/(1-0.1))" office:value-type="float" office:value="0.805555555555556" calcext:value-type="float">
            <text:p>0.805555555555556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5" calcext:value-type="float">
            <text:p>0.85</text:p>
          </table:table-cell>
          <table:table-cell table:formula="of:=MAX(0; ([.C37]-0.1)/(1-0.1))" office:value-type="float" office:value="0.833333333333333" calcext:value-type="float">
            <text:p>0.833333333333333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875" calcext:value-type="float">
            <text:p>0.875</text:p>
          </table:table-cell>
          <table:table-cell table:formula="of:=MAX(0; ([.C38]-0.1)/(1-0.1))" office:value-type="float" office:value="0.861111111111111" calcext:value-type="float">
            <text:p>0.861111111111111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formula="of:=MAX(0; ([.C39]-0.1)/(1-0.1))" office:value-type="float" office:value="0.888888888888889" calcext:value-type="float">
            <text:p>0.888888888888889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25" calcext:value-type="float">
            <text:p>0.925</text:p>
          </table:table-cell>
          <table:table-cell table:formula="of:=MAX(0; ([.C40]-0.1)/(1-0.1))" office:value-type="float" office:value="0.916666666666667" calcext:value-type="float">
            <text:p>0.916666666666667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formula="of:=MAX(0; ([.C41]-0.1)/(1-0.1))" office:value-type="float" office:value="0.944444444444444" calcext:value-type="float">
            <text:p>0.944444444444444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0.975" calcext:value-type="float">
            <text:p>0.975</text:p>
          </table:table-cell>
          <table:table-cell table:formula="of:=MAX(0; ([.C42]-0.1)/(1-0.1))" office:value-type="float" office:value="0.972222222222222" calcext:value-type="float">
            <text:p>0.972222222222222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MAX(0; ([.C43]-0.1)/(1-0.1))" office:value-type="float" office:value="1" calcext:value-type="float">
            <text:p>1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6:44:05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43:56.120000000</meta:creation-date>
    <dc:date>2020-03-13T18:02:23.656000000</dc:date>
    <meta:editing-duration>P3DT7H52M12S</meta:editing-duration>
    <meta:editing-cycles>24</meta:editing-cycles>
    <meta:generator>LibreOffice/6.3.4.2$Windows_X86_64 LibreOffice_project/60da17e045e08f1793c57c00ba83cdfce946d0aa</meta:generator>
    <meta:document-statistic meta:table-count="5" meta:cell-count="44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518cm" svg:height="18.272cm" xlink:href=".." xlink:type="simple" chart:class="chart:scatter" chart:style-name="ch1">
        <chart:legend chart:legend-position="end" svg:x="29.608cm" svg:y="8.834cm" style:legend-expansion="high" chart:style-name="ch2"/>
        <chart:plot-area chart:style-name="ch3" table:cell-range-address="'Order position'.B2:'Order position'.C42" svg:x="0.65cm" svg:y="0.365cm" svg:width="28.308cm" svg:height="17.542cm">
          <chartooo:coordinate-region svg:x="1.282cm" svg:y="0.567cm" svg:width="27.24cm" svg:height="16.6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der position'.C2:'Order position'.C42" chart:class="chart:scatter">
            <chart:domain table:cell-range-address="'Order position'.B2:'Order position'.B42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der position'.B2:'Order position'.B42</svg:desc>
                </draw:g>
              </table:table-cell>
              <table:table-cell office:value-type="float" office:value="85.8">
                <text:p>85.8</text:p>
                <draw:g>
                  <svg:desc>'Order position'.C2:'Order position'.C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74.4989625226894">
                <text:p>74.4989625226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64.6692781336689">
                <text:p>64.6692781336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56.1193821279486">
                <text:p>56.1193821279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48.6826508133314">
                <text:p>48.68265081333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42.2141542832209">
                <text:p>42.2141542832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36.5878319663434">
                <text:p>36.58783196634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31.6940359094022">
                <text:p>31.69403590940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27.4373939152006">
                <text:p>27.43739391520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23.734950892243">
                <text:p>23.7349508922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20.5145521937098">
                <text:p>20.5145521937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7.7134374396929">
                <text:p>17.71343743969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5.2770174185492">
                <text:p>15.27701741854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13.1578102311545">
                <text:p>13.1578102311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11.3145159452221">
                <text:p>11.31451594522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9.71121172619107">
                <text:p>9.711211726191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8.31665175908169">
                <text:p>8.316651759081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7.10365831792462">
                <text:p>7.10365831792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6.04859211568746">
                <text:p>6.04859211568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5.13089161267294">
                <text:p>5.130891612672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4.3326723052519">
                <text:p>4.3326723052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3.63837818571425">
                <text:p>3.638378185714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3.03447858075231">
                <text:p>3.03447858075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2.50920446044714">
                <text:p>2.5092044604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2.05231907884508">
                <text:p>2.05231907884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1.65491847627897">
                <text:p>1.654918476278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1.30925795554587">
                <text:p>1.30925795554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1.00860115024171">
                <text:p>1.008601150241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747088743837897">
                <text:p>0.747088743837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519624281046428">
                <text:p>0.5196242810464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36cm" svg:height="18.245cm" xlink:href=".." xlink:type="simple" chart:class="chart:scatter" chart:style-name="ch1">
        <chart:legend chart:legend-position="end" svg:x="29.526cm" svg:y="8.82cm" style:legend-expansion="high" chart:style-name="ch2"/>
        <chart:plot-area chart:style-name="ch3" table:cell-range-address="'Order size'.C3:'Order size'.D43" svg:x="0.648cm" svg:y="0.364cm" svg:width="28.23cm" svg:height="17.517cm">
          <chartooo:coordinate-region svg:x="1.386cm" svg:y="0.567cm" svg:width="27.247cm" svg:height="16.6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rder size'.D3:'Order size'.D43" chart:class="chart:scatter">
            <chart:domain table:cell-range-address="'Order size'.C3:'Order size'.C43"/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Order size'.C3:'Order size'.C43</svg:desc>
                </draw:g>
              </table:table-cell>
              <table:table-cell office:value-type="float" office:value="0">
                <text:p>0</text:p>
                <draw:g>
                  <svg:desc>'Order size'.D3:'Order size'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194444444444444">
                <text:p>0.1944444444444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305555555555556">
                <text:p>0.30555555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361111111111111">
                <text:p>0.3611111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472222222222222">
                <text:p>0.4722222222222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527777777777778">
                <text:p>0.527777777777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611111111111111">
                <text:p>0.6111111111111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38888888888889">
                <text:p>0.6388888888888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694444444444444">
                <text:p>0.694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722222222222222">
                <text:p>0.722222222222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972222222222222">
                <text:p>0.972222222222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